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officeooo:rsid="000eaf8c" officeooo:paragraph-rsid="0039d09f"/>
    </style:style>
    <style:style style:name="P2" style:family="paragraph" style:parent-style-name="Standard">
      <style:text-properties style:font-name="Tahoma" officeooo:rsid="000eaf8c" officeooo:paragraph-rsid="0010378f"/>
    </style:style>
    <style:style style:name="P3" style:family="paragraph" style:parent-style-name="Standard">
      <style:text-properties style:font-name="Tahoma" fo:language="en" fo:country="US" officeooo:rsid="0037d3d8" officeooo:paragraph-rsid="0039d09f"/>
    </style:style>
    <style:style style:name="P4" style:family="paragraph" style:parent-style-name="Standard">
      <style:text-properties style:font-name="Tahoma" fo:language="en" fo:country="US" officeooo:rsid="0037d3d8" officeooo:paragraph-rsid="003c17ae"/>
    </style:style>
    <style:style style:name="P5" style:family="paragraph" style:parent-style-name="Standard">
      <style:text-properties style:font-name="Tahoma" fo:language="en" fo:country="US" officeooo:rsid="0037d3d8" officeooo:paragraph-rsid="0037d3d8"/>
    </style:style>
    <style:style style:name="P6" style:family="paragraph" style:parent-style-name="Standard">
      <style:text-properties style:font-name="Tahoma" fo:language="en" fo:country="US" officeooo:rsid="0037d3d8" officeooo:paragraph-rsid="003d3aca"/>
    </style:style>
    <style:style style:name="P7" style:family="paragraph" style:parent-style-name="Standard">
      <style:text-properties style:font-name="Tahoma" fo:language="en" fo:country="US" officeooo:rsid="0037d3d8" officeooo:paragraph-rsid="00506b3a"/>
    </style:style>
    <style:style style:name="P8" style:family="paragraph" style:parent-style-name="Standard">
      <style:text-properties style:font-name="Tahoma" fo:language="en" fo:country="US" officeooo:rsid="0037d3d8" officeooo:paragraph-rsid="0088a745"/>
    </style:style>
    <style:style style:name="P9" style:family="paragraph" style:parent-style-name="Standard">
      <style:text-properties style:font-name="Tahoma" fo:language="en" fo:country="US" officeooo:rsid="0037d3d8" officeooo:paragraph-rsid="00972180"/>
    </style:style>
    <style:style style:name="P10" style:family="paragraph" style:parent-style-name="Standard">
      <style:text-properties style:font-name="Tahoma" fo:language="en" fo:country="US" officeooo:rsid="0037d3d8" officeooo:paragraph-rsid="00acae65"/>
    </style:style>
    <style:style style:name="P11" style:family="paragraph" style:parent-style-name="Standard">
      <style:text-properties style:font-name="Tahoma" fo:language="en" fo:country="US" officeooo:rsid="0037d3d8" officeooo:paragraph-rsid="00c04c5c"/>
    </style:style>
    <style:style style:name="P12" style:family="paragraph" style:parent-style-name="Standard">
      <style:text-properties style:font-name="Tahoma" fo:language="en" fo:country="US" officeooo:rsid="000eaf8c" officeooo:paragraph-rsid="0010378f"/>
    </style:style>
    <style:style style:name="P13" style:family="paragraph" style:parent-style-name="Standard">
      <style:text-properties style:font-name="Tahoma" fo:language="en" fo:country="US" officeooo:rsid="000eaf8c" officeooo:paragraph-rsid="00145c4a"/>
    </style:style>
    <style:style style:name="P14" style:family="paragraph" style:parent-style-name="Standard">
      <style:text-properties style:font-name="Tahoma" fo:language="en" fo:country="US" officeooo:rsid="000eaf8c" officeooo:paragraph-rsid="0039d09f"/>
    </style:style>
    <style:style style:name="P15" style:family="paragraph" style:parent-style-name="Standard">
      <style:text-properties style:font-name="Tahoma" fo:language="en" fo:country="US" officeooo:rsid="000eaf8c" officeooo:paragraph-rsid="0016b9de"/>
    </style:style>
    <style:style style:name="P16" style:family="paragraph" style:parent-style-name="Standard">
      <style:text-properties style:font-name="Tahoma" fo:language="en" fo:country="US" officeooo:rsid="000eaf8c" officeooo:paragraph-rsid="001742a2"/>
    </style:style>
    <style:style style:name="P17" style:family="paragraph" style:parent-style-name="Standard">
      <style:text-properties style:font-name="Tahoma" fo:language="en" fo:country="US" officeooo:rsid="000eaf8c" officeooo:paragraph-rsid="003c17ae"/>
    </style:style>
    <style:style style:name="P18" style:family="paragraph" style:parent-style-name="Standard">
      <style:text-properties style:font-name="Tahoma" fo:language="en" fo:country="US" officeooo:rsid="000eaf8c" officeooo:paragraph-rsid="002e13dc"/>
    </style:style>
    <style:style style:name="P19" style:family="paragraph" style:parent-style-name="Standard">
      <style:text-properties style:font-name="Tahoma" fo:language="en" fo:country="US" officeooo:rsid="000eaf8c" officeooo:paragraph-rsid="002f46c8"/>
    </style:style>
    <style:style style:name="P20" style:family="paragraph" style:parent-style-name="Standard">
      <style:text-properties style:font-name="Tahoma" fo:language="en" fo:country="US" officeooo:rsid="000eaf8c" officeooo:paragraph-rsid="0037d3d8"/>
    </style:style>
    <style:style style:name="P21" style:family="paragraph" style:parent-style-name="Standard">
      <style:text-properties style:font-name="Tahoma" fo:language="en" fo:country="US" officeooo:rsid="000eaf8c" officeooo:paragraph-rsid="002300c7"/>
    </style:style>
    <style:style style:name="P22" style:family="paragraph" style:parent-style-name="Standard">
      <style:text-properties style:font-name="Tahoma" fo:language="en" fo:country="US" officeooo:rsid="000eaf8c" officeooo:paragraph-rsid="000eaf8c"/>
    </style:style>
    <style:style style:name="P23" style:family="paragraph" style:parent-style-name="Standard">
      <style:text-properties style:font-name="Tahoma" fo:language="en" fo:country="US" officeooo:rsid="00145c4a" officeooo:paragraph-rsid="00145c4a"/>
    </style:style>
    <style:style style:name="P24" style:family="paragraph" style:parent-style-name="Standard">
      <style:text-properties style:font-name="Tahoma" fo:language="en" fo:country="US" officeooo:rsid="001742a2" officeooo:paragraph-rsid="001742a2"/>
    </style:style>
    <style:style style:name="P25" style:family="paragraph" style:parent-style-name="Standard">
      <style:text-properties style:font-name="Tahoma" fo:language="en" fo:country="US" officeooo:rsid="001742a2" officeooo:paragraph-rsid="002c15a1"/>
    </style:style>
    <style:style style:name="P26" style:family="paragraph" style:parent-style-name="Standard">
      <style:text-properties style:font-name="Tahoma" fo:language="en" fo:country="US" officeooo:rsid="001742a2" officeooo:paragraph-rsid="002e13dc"/>
    </style:style>
    <style:style style:name="P27" style:family="paragraph" style:parent-style-name="Standard">
      <style:text-properties style:font-name="Tahoma" fo:language="en" fo:country="US" officeooo:rsid="002c15a1" officeooo:paragraph-rsid="002c15a1"/>
    </style:style>
    <style:style style:name="P28" style:family="paragraph" style:parent-style-name="Standard">
      <style:text-properties style:font-name="Tahoma" fo:language="en" fo:country="US" officeooo:rsid="002e13dc" officeooo:paragraph-rsid="002e13dc"/>
    </style:style>
    <style:style style:name="P29" style:family="paragraph" style:parent-style-name="Standard">
      <style:text-properties style:font-name="Tahoma" fo:language="en" fo:country="US" officeooo:rsid="0010378f" officeooo:paragraph-rsid="0010378f"/>
    </style:style>
    <style:style style:name="P30" style:family="paragraph" style:parent-style-name="Standard">
      <style:text-properties style:font-name="Tahoma" fo:language="en" fo:country="US" officeooo:rsid="001c437a" officeooo:paragraph-rsid="001c437a"/>
    </style:style>
    <style:style style:name="P31" style:family="paragraph" style:parent-style-name="Standard">
      <style:text-properties style:font-name="Tahoma" fo:language="en" fo:country="US" officeooo:rsid="001c437a" officeooo:paragraph-rsid="007f5747"/>
    </style:style>
    <style:style style:name="P32" style:family="paragraph" style:parent-style-name="Standard">
      <style:text-properties style:font-name="Tahoma" fo:language="en" fo:country="US" officeooo:rsid="006998a8" officeooo:paragraph-rsid="007f5747"/>
    </style:style>
    <style:style style:name="P33" style:family="paragraph" style:parent-style-name="Standard">
      <style:text-properties style:font-name="Tahoma" fo:language="en" fo:country="US" officeooo:rsid="006998a8" officeooo:paragraph-rsid="006998a8"/>
    </style:style>
    <style:style style:name="P34" style:family="paragraph" style:parent-style-name="Standard">
      <style:text-properties style:font-name="Tahoma" fo:language="en" fo:country="US" officeooo:rsid="003ef94b" officeooo:paragraph-rsid="003ef94b"/>
    </style:style>
    <style:style style:name="P35" style:family="paragraph" style:parent-style-name="Standard">
      <style:text-properties style:font-name="Tahoma" fo:language="en" fo:country="US" officeooo:rsid="003ef94b" officeooo:paragraph-rsid="004f6c8b"/>
    </style:style>
    <style:style style:name="P36" style:family="paragraph" style:parent-style-name="Standard">
      <style:text-properties style:font-name="Tahoma" fo:language="en" fo:country="US" officeooo:rsid="003ef94b" officeooo:paragraph-rsid="004d471b"/>
    </style:style>
    <style:style style:name="P37" style:family="paragraph" style:parent-style-name="Standard">
      <style:text-properties style:font-name="Tahoma" fo:language="en" fo:country="US" officeooo:rsid="004f6c8b" officeooo:paragraph-rsid="004f6c8b"/>
    </style:style>
    <style:style style:name="P38" style:family="paragraph" style:parent-style-name="Standard">
      <style:text-properties style:font-name="Tahoma" fo:language="en" fo:country="US" officeooo:rsid="00433240" officeooo:paragraph-rsid="00433240"/>
    </style:style>
    <style:style style:name="P39" style:family="paragraph" style:parent-style-name="Standard">
      <style:text-properties style:font-name="Tahoma" fo:language="en" fo:country="US" officeooo:rsid="00433240" officeooo:paragraph-rsid="00ab4612"/>
    </style:style>
    <style:style style:name="P40" style:family="paragraph" style:parent-style-name="Standard">
      <style:text-properties style:font-name="Tahoma" fo:language="en" fo:country="US" officeooo:rsid="00433240" officeooo:paragraph-rsid="00c04c5c"/>
    </style:style>
    <style:style style:name="P41" style:family="paragraph" style:parent-style-name="Standard">
      <style:text-properties style:font-name="Tahoma" fo:language="en" fo:country="US" officeooo:rsid="00433240" officeooo:paragraph-rsid="00abbd4a"/>
    </style:style>
    <style:style style:name="P42" style:family="paragraph" style:parent-style-name="Standard">
      <style:text-properties style:font-name="Tahoma" fo:language="en" fo:country="US" officeooo:rsid="00506b3a" officeooo:paragraph-rsid="00506b3a"/>
    </style:style>
    <style:style style:name="P43" style:family="paragraph" style:parent-style-name="Standard">
      <style:text-properties style:font-name="Tahoma" fo:language="en" fo:country="US" officeooo:rsid="0051fa62" officeooo:paragraph-rsid="0051fa62"/>
    </style:style>
    <style:style style:name="P44" style:family="paragraph" style:parent-style-name="Standard">
      <style:text-properties style:font-name="Tahoma" fo:language="en" fo:country="US" officeooo:rsid="0051fa62" officeooo:paragraph-rsid="00590456"/>
    </style:style>
    <style:style style:name="P45" style:family="paragraph" style:parent-style-name="Standard">
      <style:text-properties style:font-name="Tahoma" fo:language="en" fo:country="US" officeooo:rsid="0089a7d4" officeooo:paragraph-rsid="0089a7d4"/>
    </style:style>
    <style:style style:name="P46" style:family="paragraph" style:parent-style-name="Standard">
      <style:text-properties style:font-name="Tahoma" fo:language="en" fo:country="US" officeooo:rsid="0089a7d4" officeooo:paragraph-rsid="0095863d"/>
    </style:style>
    <style:style style:name="P47" style:family="paragraph" style:parent-style-name="Standard">
      <style:text-properties style:font-name="Tahoma" fo:language="en" fo:country="US" officeooo:rsid="009b56dd" officeooo:paragraph-rsid="009b56dd"/>
    </style:style>
    <style:style style:name="P48" style:family="paragraph" style:parent-style-name="Standard">
      <style:text-properties style:font-name="Tahoma" fo:language="en" fo:country="US" officeooo:rsid="009b56dd" officeooo:paragraph-rsid="00a0348a"/>
    </style:style>
    <style:style style:name="P49" style:family="paragraph" style:parent-style-name="Standard">
      <style:text-properties style:font-name="Tahoma" fo:language="en" fo:country="US" officeooo:rsid="009b56dd" officeooo:paragraph-rsid="00ab4612"/>
    </style:style>
    <style:style style:name="P50" style:family="paragraph" style:parent-style-name="Standard">
      <style:text-properties style:font-name="Tahoma" fo:language="en" fo:country="US" officeooo:rsid="00ad1a44" officeooo:paragraph-rsid="00ad1a44"/>
    </style:style>
    <style:style style:name="P51" style:family="paragraph" style:parent-style-name="Standard">
      <style:text-properties style:font-name="Tahoma" fo:language="en" fo:country="US" officeooo:rsid="00ad1a44" officeooo:paragraph-rsid="00b4b0eb"/>
    </style:style>
    <style:style style:name="P52" style:family="paragraph" style:parent-style-name="Standard">
      <style:text-properties style:font-name="Tahoma" fo:language="en" fo:country="US" officeooo:rsid="00ad2e60" officeooo:paragraph-rsid="00b4b0eb"/>
    </style:style>
    <style:style style:name="P53" style:family="paragraph" style:parent-style-name="Standard">
      <style:text-properties style:font-name="Tahoma" fo:language="en" fo:country="US" officeooo:rsid="00b43a1d" officeooo:paragraph-rsid="00b43a1d"/>
    </style:style>
    <style:style style:name="P54" style:family="paragraph" style:parent-style-name="Standard">
      <style:text-properties style:font-name="Tahoma" fo:language="en" fo:country="US" officeooo:rsid="00c114f0" officeooo:paragraph-rsid="00c114f0"/>
    </style:style>
    <style:style style:name="P55" style:family="paragraph" style:parent-style-name="Standard">
      <style:text-properties style:font-name="Tahoma" fo:language="en" fo:country="US" officeooo:rsid="00c5dc6b" officeooo:paragraph-rsid="00c5dc6b"/>
    </style:style>
    <style:style style:name="P56" style:family="paragraph" style:parent-style-name="Standard">
      <style:text-properties style:font-name="Tahoma" fo:language="ru" fo:country="RU" officeooo:rsid="001bc3e4" officeooo:paragraph-rsid="0010378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378f"/>
    </style:style>
    <style:style style:name="T3" style:family="text">
      <style:text-properties fo:language="ru" fo:country="RU" officeooo:rsid="0011f8b4"/>
    </style:style>
    <style:style style:name="T4" style:family="text">
      <style:text-properties fo:language="ru" fo:country="RU" officeooo:rsid="0013e49d"/>
    </style:style>
    <style:style style:name="T5" style:family="text">
      <style:text-properties fo:language="ru" fo:country="RU" officeooo:rsid="0017cf9c"/>
    </style:style>
    <style:style style:name="T6" style:family="text">
      <style:text-properties fo:language="ru" fo:country="RU" officeooo:rsid="00185b9c"/>
    </style:style>
    <style:style style:name="T7" style:family="text">
      <style:text-properties fo:language="ru" fo:country="RU" officeooo:rsid="00198471"/>
    </style:style>
    <style:style style:name="T8" style:family="text">
      <style:text-properties fo:language="ru" fo:country="RU" officeooo:rsid="001b3e80"/>
    </style:style>
    <style:style style:name="T9" style:family="text">
      <style:text-properties fo:language="ru" fo:country="RU" officeooo:rsid="001b5ed9"/>
    </style:style>
    <style:style style:name="T10" style:family="text">
      <style:text-properties fo:language="ru" fo:country="RU" officeooo:rsid="001bc3e4"/>
    </style:style>
    <style:style style:name="T11" style:family="text">
      <style:text-properties fo:language="ru" fo:country="RU" officeooo:rsid="00206da1"/>
    </style:style>
    <style:style style:name="T12" style:family="text">
      <style:text-properties fo:language="ru" fo:country="RU" officeooo:rsid="00247e5d"/>
    </style:style>
    <style:style style:name="T13" style:family="text">
      <style:text-properties fo:language="ru" fo:country="RU" officeooo:rsid="0024f336"/>
    </style:style>
    <style:style style:name="T14" style:family="text">
      <style:text-properties fo:language="ru" fo:country="RU" officeooo:rsid="00271c1b"/>
    </style:style>
    <style:style style:name="T15" style:family="text">
      <style:text-properties fo:language="ru" fo:country="RU" officeooo:rsid="00284674"/>
    </style:style>
    <style:style style:name="T16" style:family="text">
      <style:text-properties fo:language="ru" fo:country="RU" officeooo:rsid="002c15a1"/>
    </style:style>
    <style:style style:name="T17" style:family="text">
      <style:text-properties fo:language="ru" fo:country="RU" officeooo:rsid="002e13dc"/>
    </style:style>
    <style:style style:name="T18" style:family="text">
      <style:text-properties fo:language="ru" fo:country="RU" officeooo:rsid="002ea50f"/>
    </style:style>
    <style:style style:name="T19" style:family="text">
      <style:text-properties fo:language="ru" fo:country="RU" officeooo:rsid="002f46c8"/>
    </style:style>
    <style:style style:name="T20" style:family="text">
      <style:text-properties fo:language="ru" fo:country="RU" officeooo:rsid="003238d3"/>
    </style:style>
    <style:style style:name="T21" style:family="text">
      <style:text-properties fo:language="ru" fo:country="RU" officeooo:rsid="00375f31"/>
    </style:style>
    <style:style style:name="T22" style:family="text">
      <style:text-properties fo:language="ru" fo:country="RU" officeooo:rsid="0039d09f"/>
    </style:style>
    <style:style style:name="T23" style:family="text">
      <style:text-properties fo:language="ru" fo:country="RU" officeooo:rsid="003bd039"/>
    </style:style>
    <style:style style:name="T24" style:family="text">
      <style:text-properties fo:language="ru" fo:country="RU" officeooo:rsid="003c17ae"/>
    </style:style>
    <style:style style:name="T25" style:family="text">
      <style:text-properties fo:language="ru" fo:country="RU" officeooo:rsid="003d3aca"/>
    </style:style>
    <style:style style:name="T26" style:family="text">
      <style:text-properties fo:language="ru" fo:country="RU" officeooo:rsid="003d7e2c"/>
    </style:style>
    <style:style style:name="T27" style:family="text">
      <style:text-properties fo:language="ru" fo:country="RU" officeooo:rsid="00408c81"/>
    </style:style>
    <style:style style:name="T28" style:family="text">
      <style:text-properties fo:language="ru" fo:country="RU" officeooo:rsid="00413329"/>
    </style:style>
    <style:style style:name="T29" style:family="text">
      <style:text-properties fo:language="ru" fo:country="RU" officeooo:rsid="0044c464"/>
    </style:style>
    <style:style style:name="T30" style:family="text">
      <style:text-properties fo:language="ru" fo:country="RU" officeooo:rsid="0045ebab"/>
    </style:style>
    <style:style style:name="T31" style:family="text">
      <style:text-properties fo:language="ru" fo:country="RU" officeooo:rsid="00470f04"/>
    </style:style>
    <style:style style:name="T32" style:family="text">
      <style:text-properties fo:language="ru" fo:country="RU" officeooo:rsid="004b633d"/>
    </style:style>
    <style:style style:name="T33" style:family="text">
      <style:text-properties fo:language="ru" fo:country="RU" officeooo:rsid="004d471b"/>
    </style:style>
    <style:style style:name="T34" style:family="text">
      <style:text-properties fo:language="ru" fo:country="RU" officeooo:rsid="004ea75a"/>
    </style:style>
    <style:style style:name="T35" style:family="text">
      <style:text-properties fo:language="ru" fo:country="RU" officeooo:rsid="004f6c8b"/>
    </style:style>
    <style:style style:name="T36" style:family="text">
      <style:text-properties fo:language="ru" fo:country="RU" officeooo:rsid="00506b3a"/>
    </style:style>
    <style:style style:name="T37" style:family="text">
      <style:text-properties fo:language="ru" fo:country="RU" officeooo:rsid="0051fa62"/>
    </style:style>
    <style:style style:name="T38" style:family="text">
      <style:text-properties fo:language="ru" fo:country="RU" officeooo:rsid="005474b9"/>
    </style:style>
    <style:style style:name="T39" style:family="text">
      <style:text-properties fo:language="ru" fo:country="RU" officeooo:rsid="00562820"/>
    </style:style>
    <style:style style:name="T40" style:family="text">
      <style:text-properties fo:language="ru" fo:country="RU" officeooo:rsid="005766c2"/>
    </style:style>
    <style:style style:name="T41" style:family="text">
      <style:text-properties fo:language="ru" fo:country="RU" officeooo:rsid="00590456"/>
    </style:style>
    <style:style style:name="T42" style:family="text">
      <style:text-properties fo:language="ru" fo:country="RU" officeooo:rsid="00594d71"/>
    </style:style>
    <style:style style:name="T43" style:family="text">
      <style:text-properties fo:language="ru" fo:country="RU" officeooo:rsid="0059582a"/>
    </style:style>
    <style:style style:name="T44" style:family="text">
      <style:text-properties fo:language="ru" fo:country="RU" officeooo:rsid="005a34ad"/>
    </style:style>
    <style:style style:name="T45" style:family="text">
      <style:text-properties fo:language="ru" fo:country="RU" officeooo:rsid="005ab8f4"/>
    </style:style>
    <style:style style:name="T46" style:family="text">
      <style:text-properties fo:language="ru" fo:country="RU" officeooo:rsid="005b3532"/>
    </style:style>
    <style:style style:name="T47" style:family="text">
      <style:text-properties fo:language="ru" fo:country="RU" officeooo:rsid="005e0dc9"/>
    </style:style>
    <style:style style:name="T48" style:family="text">
      <style:text-properties fo:language="ru" fo:country="RU" officeooo:rsid="005f363f"/>
    </style:style>
    <style:style style:name="T49" style:family="text">
      <style:text-properties fo:language="ru" fo:country="RU" officeooo:rsid="0061b312"/>
    </style:style>
    <style:style style:name="T50" style:family="text">
      <style:text-properties fo:language="ru" fo:country="RU" officeooo:rsid="00647e1e"/>
    </style:style>
    <style:style style:name="T51" style:family="text">
      <style:text-properties fo:language="ru" fo:country="RU" officeooo:rsid="006bc225"/>
    </style:style>
    <style:style style:name="T52" style:family="text">
      <style:text-properties fo:language="ru" fo:country="RU" officeooo:rsid="006d026d"/>
    </style:style>
    <style:style style:name="T53" style:family="text">
      <style:text-properties fo:language="ru" fo:country="RU" officeooo:rsid="006e7e5b"/>
    </style:style>
    <style:style style:name="T54" style:family="text">
      <style:text-properties fo:language="ru" fo:country="RU" officeooo:rsid="0071d6f2"/>
    </style:style>
    <style:style style:name="T55" style:family="text">
      <style:text-properties fo:language="ru" fo:country="RU" officeooo:rsid="0073950e"/>
    </style:style>
    <style:style style:name="T56" style:family="text">
      <style:text-properties fo:language="ru" fo:country="RU" officeooo:rsid="00748720"/>
    </style:style>
    <style:style style:name="T57" style:family="text">
      <style:text-properties fo:language="ru" fo:country="RU" officeooo:rsid="0076224f"/>
    </style:style>
    <style:style style:name="T58" style:family="text">
      <style:text-properties fo:language="ru" fo:country="RU" officeooo:rsid="0076e103"/>
    </style:style>
    <style:style style:name="T59" style:family="text">
      <style:text-properties fo:language="ru" fo:country="RU" officeooo:rsid="007765fc"/>
    </style:style>
    <style:style style:name="T60" style:family="text">
      <style:text-properties fo:language="ru" fo:country="RU" officeooo:rsid="00795717"/>
    </style:style>
    <style:style style:name="T61" style:family="text">
      <style:text-properties fo:language="ru" fo:country="RU" officeooo:rsid="0079a994"/>
    </style:style>
    <style:style style:name="T62" style:family="text">
      <style:text-properties fo:language="ru" fo:country="RU" officeooo:rsid="007c70f6"/>
    </style:style>
    <style:style style:name="T63" style:family="text">
      <style:text-properties fo:language="ru" fo:country="RU" officeooo:rsid="00807001"/>
    </style:style>
    <style:style style:name="T64" style:family="text">
      <style:text-properties fo:language="ru" fo:country="RU" officeooo:rsid="00810fd1"/>
    </style:style>
    <style:style style:name="T65" style:family="text">
      <style:text-properties fo:language="ru" fo:country="RU" officeooo:rsid="0082af29"/>
    </style:style>
    <style:style style:name="T66" style:family="text">
      <style:text-properties fo:language="ru" fo:country="RU" officeooo:rsid="008462eb"/>
    </style:style>
    <style:style style:name="T67" style:family="text">
      <style:text-properties fo:language="ru" fo:country="RU" officeooo:rsid="00862b67"/>
    </style:style>
    <style:style style:name="T68" style:family="text">
      <style:text-properties fo:language="ru" fo:country="RU" officeooo:rsid="00879b19"/>
    </style:style>
    <style:style style:name="T69" style:family="text">
      <style:text-properties fo:language="ru" fo:country="RU" officeooo:rsid="0088a745"/>
    </style:style>
    <style:style style:name="T70" style:family="text">
      <style:text-properties fo:language="ru" fo:country="RU" officeooo:rsid="0089bab3"/>
    </style:style>
    <style:style style:name="T71" style:family="text">
      <style:text-properties fo:language="ru" fo:country="RU" officeooo:rsid="008a7a2c"/>
    </style:style>
    <style:style style:name="T72" style:family="text">
      <style:text-properties fo:language="ru" fo:country="RU" officeooo:rsid="008c6e38"/>
    </style:style>
    <style:style style:name="T73" style:family="text">
      <style:text-properties fo:language="ru" fo:country="RU" officeooo:rsid="008d766e"/>
    </style:style>
    <style:style style:name="T74" style:family="text">
      <style:text-properties fo:language="ru" fo:country="RU" officeooo:rsid="008e795f"/>
    </style:style>
    <style:style style:name="T75" style:family="text">
      <style:text-properties fo:language="ru" fo:country="RU" officeooo:rsid="00905903"/>
    </style:style>
    <style:style style:name="T76" style:family="text">
      <style:text-properties fo:language="ru" fo:country="RU" officeooo:rsid="00931aed"/>
    </style:style>
    <style:style style:name="T77" style:family="text">
      <style:text-properties fo:language="ru" fo:country="RU" officeooo:rsid="0093be59"/>
    </style:style>
    <style:style style:name="T78" style:family="text">
      <style:text-properties fo:language="ru" fo:country="RU" officeooo:rsid="00972180"/>
    </style:style>
    <style:style style:name="T79" style:family="text">
      <style:text-properties fo:language="ru" fo:country="RU" officeooo:rsid="009d4744"/>
    </style:style>
    <style:style style:name="T80" style:family="text">
      <style:text-properties fo:language="ru" fo:country="RU" officeooo:rsid="009e6ea4"/>
    </style:style>
    <style:style style:name="T81" style:family="text">
      <style:text-properties fo:language="ru" fo:country="RU" officeooo:rsid="009f5f7d"/>
    </style:style>
    <style:style style:name="T82" style:family="text">
      <style:text-properties fo:language="ru" fo:country="RU" officeooo:rsid="00a0348a"/>
    </style:style>
    <style:style style:name="T83" style:family="text">
      <style:text-properties fo:language="ru" fo:country="RU" officeooo:rsid="00a126bb"/>
    </style:style>
    <style:style style:name="T84" style:family="text">
      <style:text-properties fo:language="ru" fo:country="RU" officeooo:rsid="00a29d52"/>
    </style:style>
    <style:style style:name="T85" style:family="text">
      <style:text-properties fo:language="ru" fo:country="RU" officeooo:rsid="00a43a3f"/>
    </style:style>
    <style:style style:name="T86" style:family="text">
      <style:text-properties fo:language="ru" fo:country="RU" officeooo:rsid="00a48099"/>
    </style:style>
    <style:style style:name="T87" style:family="text">
      <style:text-properties fo:language="ru" fo:country="RU" officeooo:rsid="00a64909"/>
    </style:style>
    <style:style style:name="T88" style:family="text">
      <style:text-properties fo:language="ru" fo:country="RU" officeooo:rsid="00a7ce00"/>
    </style:style>
    <style:style style:name="T89" style:family="text">
      <style:text-properties fo:language="ru" fo:country="RU" officeooo:rsid="00a95339"/>
    </style:style>
    <style:style style:name="T90" style:family="text">
      <style:text-properties fo:language="ru" fo:country="RU" officeooo:rsid="00a975a0"/>
    </style:style>
    <style:style style:name="T91" style:family="text">
      <style:text-properties fo:language="ru" fo:country="RU" officeooo:rsid="00ab4612"/>
    </style:style>
    <style:style style:name="T92" style:family="text">
      <style:text-properties fo:language="ru" fo:country="RU" officeooo:rsid="00abbd4a"/>
    </style:style>
    <style:style style:name="T93" style:family="text">
      <style:text-properties fo:language="ru" fo:country="RU" officeooo:rsid="00aeb60a"/>
    </style:style>
    <style:style style:name="T94" style:family="text">
      <style:text-properties fo:language="ru" fo:country="RU" officeooo:rsid="00b07f87"/>
    </style:style>
    <style:style style:name="T95" style:family="text">
      <style:text-properties fo:language="ru" fo:country="RU" officeooo:rsid="00b12079"/>
    </style:style>
    <style:style style:name="T96" style:family="text">
      <style:text-properties fo:language="ru" fo:country="RU" officeooo:rsid="00b1a286"/>
    </style:style>
    <style:style style:name="T97" style:family="text">
      <style:text-properties fo:language="ru" fo:country="RU" officeooo:rsid="00b28aab"/>
    </style:style>
    <style:style style:name="T98" style:family="text">
      <style:text-properties fo:language="ru" fo:country="RU" officeooo:rsid="00b65f3a"/>
    </style:style>
    <style:style style:name="T99" style:family="text">
      <style:text-properties fo:language="ru" fo:country="RU" officeooo:rsid="00b865c2"/>
    </style:style>
    <style:style style:name="T100" style:family="text">
      <style:text-properties fo:language="ru" fo:country="RU" officeooo:rsid="00ba1851"/>
    </style:style>
    <style:style style:name="T101" style:family="text">
      <style:text-properties fo:language="ru" fo:country="RU" officeooo:rsid="00bc04f6"/>
    </style:style>
    <style:style style:name="T102" style:family="text">
      <style:text-properties fo:language="ru" fo:country="RU" officeooo:rsid="00c04c5c"/>
    </style:style>
    <style:style style:name="T103" style:family="text">
      <style:text-properties fo:language="ru" fo:country="RU" officeooo:rsid="00c2ef63"/>
    </style:style>
    <style:style style:name="T104" style:family="text">
      <style:text-properties fo:language="ru" fo:country="RU" officeooo:rsid="00c36c97"/>
    </style:style>
    <style:style style:name="T105" style:family="text">
      <style:text-properties fo:language="ru" fo:country="RU" officeooo:rsid="00c4acec"/>
    </style:style>
    <style:style style:name="T106" style:family="text">
      <style:text-properties fo:language="ru" fo:country="RU" officeooo:rsid="00c60598"/>
    </style:style>
    <style:style style:name="T107" style:family="text">
      <style:text-properties fo:language="ru" fo:country="RU" officeooo:rsid="00c74aea"/>
    </style:style>
    <style:style style:name="T108" style:family="text">
      <style:text-properties fo:language="ru" fo:country="RU" officeooo:rsid="00c8f1b2"/>
    </style:style>
    <style:style style:name="T109" style:family="text">
      <style:text-properties fo:language="ru" fo:country="RU" officeooo:rsid="00ca1d5c"/>
    </style:style>
    <style:style style:name="T110" style:family="text">
      <style:text-properties fo:language="ru" fo:country="RU" officeooo:rsid="00cd72be"/>
    </style:style>
    <style:style style:name="T111" style:family="text">
      <style:text-properties fo:language="en" fo:country="US"/>
    </style:style>
    <style:style style:name="T112" style:family="text">
      <style:text-properties fo:language="en" fo:country="US" officeooo:rsid="00112b41"/>
    </style:style>
    <style:style style:name="T113" style:family="text">
      <style:text-properties officeooo:rsid="00112b41"/>
    </style:style>
    <style:style style:name="T114" style:family="text">
      <style:text-properties officeooo:rsid="00145c4a"/>
    </style:style>
    <style:style style:name="T115" style:family="text">
      <style:text-properties officeooo:rsid="0016b9de"/>
    </style:style>
    <style:style style:name="T116" style:family="text">
      <style:text-properties officeooo:rsid="001742a2"/>
    </style:style>
    <style:style style:name="T117" style:family="text">
      <style:text-properties officeooo:rsid="001980d0"/>
    </style:style>
    <style:style style:name="T118" style:family="text">
      <style:text-properties officeooo:rsid="00198471"/>
    </style:style>
    <style:style style:name="T119" style:family="text">
      <style:text-properties officeooo:rsid="001b5ed9"/>
    </style:style>
    <style:style style:name="T120" style:family="text">
      <style:text-properties officeooo:rsid="001bc3e4"/>
    </style:style>
    <style:style style:name="T121" style:family="text">
      <style:text-properties officeooo:rsid="002300c7"/>
    </style:style>
    <style:style style:name="T122" style:family="text">
      <style:text-properties officeooo:rsid="00284674"/>
    </style:style>
    <style:style style:name="T123" style:family="text">
      <style:text-properties officeooo:rsid="002c15a1"/>
    </style:style>
    <style:style style:name="T124" style:family="text">
      <style:text-properties officeooo:rsid="002e13dc"/>
    </style:style>
    <style:style style:name="T125" style:family="text">
      <style:text-properties officeooo:rsid="002f46c8"/>
    </style:style>
    <style:style style:name="T126" style:family="text">
      <style:text-properties officeooo:rsid="0033f82e"/>
    </style:style>
    <style:style style:name="T127" style:family="text">
      <style:text-properties officeooo:rsid="00408c81"/>
    </style:style>
    <style:style style:name="T128" style:family="text">
      <style:text-properties officeooo:rsid="004116d3"/>
    </style:style>
    <style:style style:name="T129" style:family="text">
      <style:text-properties officeooo:rsid="0045ebab"/>
    </style:style>
    <style:style style:name="T130" style:family="text">
      <style:text-properties officeooo:rsid="00470f04"/>
    </style:style>
    <style:style style:name="T131" style:family="text">
      <style:text-properties officeooo:rsid="004a2540"/>
    </style:style>
    <style:style style:name="T132" style:family="text">
      <style:text-properties officeooo:rsid="004d471b"/>
    </style:style>
    <style:style style:name="T133" style:family="text">
      <style:text-properties officeooo:rsid="004de9a9"/>
    </style:style>
    <style:style style:name="T134" style:family="text">
      <style:text-properties officeooo:rsid="004f6c8b"/>
    </style:style>
    <style:style style:name="T135" style:family="text">
      <style:text-properties officeooo:rsid="0051fa62"/>
    </style:style>
    <style:style style:name="T136" style:family="text">
      <style:text-properties officeooo:rsid="00530f9e"/>
    </style:style>
    <style:style style:name="T137" style:family="text">
      <style:text-properties officeooo:rsid="005474b9"/>
    </style:style>
    <style:style style:name="T138" style:family="text">
      <style:text-properties officeooo:rsid="0054a1b0"/>
    </style:style>
    <style:style style:name="T139" style:family="text">
      <style:text-properties officeooo:rsid="00562820"/>
    </style:style>
    <style:style style:name="T140" style:family="text">
      <style:text-properties officeooo:rsid="005766c2"/>
    </style:style>
    <style:style style:name="T141" style:family="text">
      <style:text-properties officeooo:rsid="00590456"/>
    </style:style>
    <style:style style:name="T142" style:family="text">
      <style:text-properties officeooo:rsid="00594d71"/>
    </style:style>
    <style:style style:name="T143" style:family="text">
      <style:text-properties officeooo:rsid="0059582a"/>
    </style:style>
    <style:style style:name="T144" style:family="text">
      <style:text-properties officeooo:rsid="005a34ad"/>
    </style:style>
    <style:style style:name="T145" style:family="text">
      <style:text-properties officeooo:rsid="005c53bb"/>
    </style:style>
    <style:style style:name="T146" style:family="text">
      <style:text-properties officeooo:rsid="005e0dc9"/>
    </style:style>
    <style:style style:name="T147" style:family="text">
      <style:text-properties officeooo:rsid="005f363f"/>
    </style:style>
    <style:style style:name="T148" style:family="text">
      <style:text-properties officeooo:rsid="0061b312"/>
    </style:style>
    <style:style style:name="T149" style:family="text">
      <style:text-properties fo:font-style="italic" officeooo:rsid="0061b312" style:font-style-asian="italic" style:font-style-complex="italic"/>
    </style:style>
    <style:style style:name="T150" style:family="text">
      <style:text-properties fo:font-style="italic" officeooo:rsid="008a7a2c" style:font-style-asian="italic" style:font-style-complex="italic"/>
    </style:style>
    <style:style style:name="T151" style:family="text">
      <style:text-properties officeooo:rsid="006bc225"/>
    </style:style>
    <style:style style:name="T152" style:family="text">
      <style:text-properties officeooo:rsid="006d026d"/>
    </style:style>
    <style:style style:name="T153" style:family="text">
      <style:text-properties officeooo:rsid="006e7e5b"/>
    </style:style>
    <style:style style:name="T154" style:family="text">
      <style:text-properties officeooo:rsid="00706c17"/>
    </style:style>
    <style:style style:name="T155" style:family="text">
      <style:text-properties officeooo:rsid="0071d6f2"/>
    </style:style>
    <style:style style:name="T156" style:family="text">
      <style:text-properties officeooo:rsid="0073950e"/>
    </style:style>
    <style:style style:name="T157" style:family="text">
      <style:text-properties officeooo:rsid="00748720"/>
    </style:style>
    <style:style style:name="T158" style:family="text">
      <style:text-properties officeooo:rsid="0076224f"/>
    </style:style>
    <style:style style:name="T159" style:family="text">
      <style:text-properties officeooo:rsid="007765fc"/>
    </style:style>
    <style:style style:name="T160" style:family="text">
      <style:text-properties officeooo:rsid="00795717"/>
    </style:style>
    <style:style style:name="T161" style:family="text">
      <style:text-properties officeooo:rsid="0079a7bd"/>
    </style:style>
    <style:style style:name="T162" style:family="text">
      <style:text-properties officeooo:rsid="0079a994"/>
    </style:style>
    <style:style style:name="T163" style:family="text">
      <style:text-properties officeooo:rsid="007c70f6"/>
    </style:style>
    <style:style style:name="T164" style:family="text">
      <style:text-properties officeooo:rsid="00807001"/>
    </style:style>
    <style:style style:name="T165" style:family="text">
      <style:text-properties officeooo:rsid="008462eb"/>
    </style:style>
    <style:style style:name="T166" style:family="text">
      <style:text-properties officeooo:rsid="00862b67"/>
    </style:style>
    <style:style style:name="T167" style:family="text">
      <style:text-properties officeooo:rsid="0088a745"/>
    </style:style>
    <style:style style:name="T168" style:family="text">
      <style:text-properties officeooo:rsid="0089bab3"/>
    </style:style>
    <style:style style:name="T169" style:family="text">
      <style:text-properties officeooo:rsid="008a7a2c"/>
    </style:style>
    <style:style style:name="T170" style:family="text">
      <style:text-properties officeooo:rsid="008c6e38"/>
    </style:style>
    <style:style style:name="T171" style:family="text">
      <style:text-properties officeooo:rsid="008d766e"/>
    </style:style>
    <style:style style:name="T172" style:family="text">
      <style:text-properties officeooo:rsid="00905903"/>
    </style:style>
    <style:style style:name="T173" style:family="text">
      <style:text-properties officeooo:rsid="00931aed"/>
    </style:style>
    <style:style style:name="T174" style:family="text">
      <style:text-properties officeooo:rsid="0093be59"/>
    </style:style>
    <style:style style:name="T175" style:family="text">
      <style:text-properties officeooo:rsid="00972180"/>
    </style:style>
    <style:style style:name="T176" style:family="text">
      <style:text-properties officeooo:rsid="009d4744"/>
    </style:style>
    <style:style style:name="T177" style:family="text">
      <style:text-properties officeooo:rsid="009f5f7d"/>
    </style:style>
    <style:style style:name="T178" style:family="text">
      <style:text-properties officeooo:rsid="00a126bb"/>
    </style:style>
    <style:style style:name="T179" style:family="text">
      <style:text-properties officeooo:rsid="00a48099"/>
    </style:style>
    <style:style style:name="T180" style:family="text">
      <style:text-properties officeooo:rsid="00a7ce00"/>
    </style:style>
    <style:style style:name="T181" style:family="text">
      <style:text-properties officeooo:rsid="00a90ea9"/>
    </style:style>
    <style:style style:name="T182" style:family="text">
      <style:text-properties officeooo:rsid="00a95339"/>
    </style:style>
    <style:style style:name="T183" style:family="text">
      <style:text-properties officeooo:rsid="00abbd4a"/>
    </style:style>
    <style:style style:name="T184" style:family="text">
      <style:text-properties officeooo:rsid="00acae65"/>
    </style:style>
    <style:style style:name="T185" style:family="text">
      <style:text-properties officeooo:rsid="00ad2e60"/>
    </style:style>
    <style:style style:name="T186" style:family="text">
      <style:text-properties officeooo:rsid="00b12079"/>
    </style:style>
    <style:style style:name="T187" style:family="text">
      <style:text-properties officeooo:rsid="00b1a286"/>
    </style:style>
    <style:style style:name="T188" style:family="text">
      <style:text-properties officeooo:rsid="00b865c2"/>
    </style:style>
    <style:style style:name="T189" style:family="text">
      <style:text-properties officeooo:rsid="00ba1851"/>
    </style:style>
    <style:style style:name="T190" style:family="text">
      <style:text-properties officeooo:rsid="00c04c5c"/>
    </style:style>
    <style:style style:name="T191" style:family="text">
      <style:text-properties officeooo:rsid="00c2ef63"/>
    </style:style>
    <style:style style:name="T192" style:family="text">
      <style:text-properties officeooo:rsid="00c4acec"/>
    </style:style>
    <style:style style:name="T193" style:family="text">
      <style:text-properties officeooo:rsid="00c60598"/>
    </style:style>
    <style:style style:name="T194" style:family="text">
      <style:text-properties officeooo:rsid="00c6d7fd"/>
    </style:style>
    <style:style style:name="T195" style:family="text">
      <style:text-properties officeooo:rsid="00c74aea"/>
    </style:style>
    <style:style style:name="T196" style:family="text">
      <style:text-properties officeooo:rsid="00c8f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Model.extend({</text:p>
      <text:p text:style-name="P3"><text:span text:style-name="T14">############################# <text:s text:c="2"/></text:span><text:span text:style-name="T22">Свойства</text:span><text:span text:style-name="T14"> <text:s text:c="2"/>##########################</text:span></text:p>
      <text:p text:style-name="P2"><text:span text:style-name="T111"><text:tab/></text:span><text:span text:style-name="T112">defaults: {</text:span></text:p>
      <text:p text:style-name="P12"><text:tab/><text:tab/>prop: value,</text:p>
      <text:p text:style-name="P13"><text:tab/><text:tab/>prop: <text:span text:style-name="T114">function () {</text:span></text:p>
      <text:p text:style-name="P13"><text:tab/><text:tab/><text:tab/><text:span text:style-name="T114">return value;</text:span></text:p>
      <text:p text:style-name="P23"><text:tab/><text:tab/>}</text:p>
      <text:p text:style-name="P14"><text:tab/><text:span text:style-name="T113">} - </text:span><text:span text:style-name="T14">свойства, установленные в модели по умолчанию;</text:span></text:p>
      <text:p text:style-name="P3"><text:span text:style-name="T14">############################# <text:s text:c="2"/></text:span><text:span text:style-name="T22">Инициализация</text:span><text:span text:style-name="T14"> <text:s text:c="2"/>##########################</text:span></text:p>
      <text:p text:style-name="P15"><text:tab/><text:span text:style-name="T115">initialize: function () {</text:span></text:p>
      <text:p text:style-name="P16"><text:tab/><text:tab/><text:span text:style-name="T116">if ( !this.has('prop') ) {</text:span></text:p>
      <text:p text:style-name="P16"><text:tab/><text:tab/><text:tab/><text:span text:style-name="T116">this.set('prop', value);</text:span></text:p>
      <text:p text:style-name="P24"><text:tab/><text:tab/>}</text:p>
      <text:p text:style-name="P25"><text:tab/><text:tab/><text:span text:style-name="T123">this.on('change', function() {</text:span></text:p>
      <text:p text:style-name="P26"><text:tab/><text:tab/><text:tab/>//<text:span text:style-name="T123"> </text:span><text:span text:style-name="T16">забиндить выполнять код при общем изменении модели;</text:span></text:p>
      <text:p text:style-name="P27"><text:tab/><text:tab/>});</text:p>
      <text:p text:style-name="P26"><text:span text:style-name="T16"><text:tab/><text:tab/></text:span><text:span text:style-name="T124">this.on('change:prop', function() {</text:span></text:p>
      <text:p text:style-name="P26"><text:tab/><text:tab/><text:tab/>// <text:span text:style-name="T17">забиндить </text:span></text:p>
      <text:p text:style-name="P28"><text:tab/><text:tab/>});</text:p>
      <text:p text:style-name="P17"><text:span text:style-name="T115"><text:tab/>} - </text:span><text:span text:style-name="T5">функция которая сработает после инициализации </text:span><text:span text:style-name="T6">( пере-затирает свойства )</text:span><text:span text:style-name="T5">;</text:span></text:p>
      <text:p text:style-name="P4"><text:span text:style-name="T5">############################# <text:s text:c="2"/></text:span><text:span text:style-name="T24">Прототип модели</text:span><text:span text:style-name="T5"> <text:s text:c="2"/>##########################</text:span></text:p>
      <text:p text:style-name="P18"><text:span text:style-name="T12"><text:tab/></text:span><text:span text:style-name="T124">someMethod: function(argument) {</text:span></text:p>
      <text:p text:style-name="P28"><text:tab/><text:tab/>this.set('prop', value);</text:p>
      <text:p text:style-name="P15"><text:span text:style-name="T17"><text:tab/>} - создать метод в </text:span><text:span text:style-name="T23">прототипе модели</text:span><text:span text:style-name="T17">, который будет записывать prop;</text:span></text:p>
      <text:p text:style-name="P5">############################# <text:s text:c="2"/><text:span text:style-name="T1">Валидация <text:s/></text:span><text:s/>##########################</text:p>
      <text:p text:style-name="P19"><text:span text:style-name="T5"><text:tab/></text:span><text:span text:style-name="T125">validate: function (attrs) {</text:span></text:p>
      <text:p text:style-name="P19"><text:tab/><text:tab/><text:span text:style-name="T125">if (attrs.title.length &lt;6) {</text:span></text:p>
      <text:p text:style-name="P19"><text:tab/><text:tab/><text:tab/><text:span text:style-name="T125">return “Please set title.”;</text:span></text:p>
      <text:p text:style-name="P19"><text:tab/><text:tab/><text:span text:style-name="T125">}</text:span></text:p>
      <text:p text:style-name="P20"><text:span text:style-name="T125"><text:tab/>} - </text:span><text:span text:style-name="T19">проверка свойств модели при </text:span><text:span text:style-name="T126">set</text:span><text:span text:style-name="T19">, </text:span><text:span text:style-name="T126">unset, save ( </text:span><text:span text:style-name="T21">по умолчанию включена</text:span><text:span text:style-name="T126"> )</text:span><text:span text:style-name="T19">: если возвращаем что-то значит валидация не пройдена ( включить валидацию для данного свойства </text:span><text:span text:style-name="T125">todo.set({ title: “Some”, validate: true }</text:span><text:span text:style-name="T19">) - </text:span><text:span text:style-name="T20">запишет ошибку в объекте модели свойством validationError</text:span><text:span text:style-name="T19">;</text:span></text:p>
      <text:p text:style-name="P5"><text:span text:style-name="T19">############################# <text:s text:c="2"/></text:span>ID <text:span text:style-name="T1">модели</text:span><text:span text:style-name="T19"> <text:s text:c="2"/>##########################</text:span></text:p>
      <text:p text:style-name="P21"><text:span text:style-name="T5"><text:tab/>_</text:span><text:span text:style-name="T121">id: Math.random().toString(36).substr(2) – </text:span><text:span text:style-name="T12">иден</text:span><text:span text:style-name="T13">ти</text:span><text:span text:style-name="T12">фицировать модель;</text:span></text:p>
      <text:p text:style-name="P2">}) - <text:span text:style-name="T1">определить модель </text:span><text:span text:style-name="T3">со стандартными свойствами</text:span><text:span text:style-name="T1">;</text:span></text:p>
      <text:p text:style-name="P6"><text:span text:style-name="T19">############################# <text:s text:c="2"/></text:span><text:span text:style-name="T25">Модель инициализация</text:span><text:span text:style-name="T19"> <text:s text:c="2"/>##########################</text:span></text:p>
      <text:p text:style-name="P22">new Model.extend<text:span text:style-name="T2">()</text:span>({</text:p>
      <text:p text:style-name="P22"><text:tab/>prop: value,</text:p>
      <text:p text:style-name="P22"><text:tab/>prop: value</text:p>
      <text:p text:style-name="P22">}) - <text:span text:style-name="T2">инициализировать новую модель </text:span><text:span text:style-name="T4">со стандартными свойствами</text:span><text:span text:style-name="T2">;</text:span></text:p>
      <text:p text:style-name="P29"><text:span text:style-name="T1"><text:tab/>.</text:span>clone() - <text:span text:style-name="T1">клонировать </text:span><text:span text:style-name="T18">инициализированную</text:span><text:span text:style-name="T1"> модель;</text:span></text:p>
      <text:p text:style-name="P29"><text:span text:style-name="T1"><text:tab/>.</text:span><text:span text:style-name="T118">get('prop') – </text:span><text:span text:style-name="T7">получить значение свойства;</text:span></text:p>
      <text:p text:style-name="P29"><text:soft-page-break/><text:span text:style-name="T1"><text:tab/>.</text:span><text:span text:style-name="T117">set('prop', value/{ prop1: value, prop2: value }) – </text:span><text:span text:style-name="T8">записать в свойство значение;</text:span></text:p>
      <text:p text:style-name="P29"><text:span text:style-name="T8"><text:tab/>.</text:span><text:span text:style-name="T119">unset('prop') – </text:span><text:span text:style-name="T9">вылучить значение из модели;</text:span></text:p>
      <text:p text:style-name="P29"><text:span text:style-name="T9"><text:tab/></text:span><text:span text:style-name="T10">.</text:span><text:span text:style-name="T120">clear() - </text:span><text:span text:style-name="T10">очистит стек модели;</text:span></text:p>
      <text:p text:style-name="P56"><text:tab/>.escape('some') — прогнать через преобразователь в целях безопасности;</text:p>
      <text:p text:style-name="P30"><text:span text:style-name="T11"><text:tab/>.</text:span><text:span text:style-name="T122">toJSON() - </text:span><text:span text:style-name="T15">все свойства в виде объекта;</text:span></text:p>
      <text:p text:style-name="P30"><text:span text:style-name="T15"><text:tab/>.</text:span><text:span text:style-name="T143">cid – </text:span><text:span text:style-name="T43">уникальный айди модели, создающийся при инициализации экземпляра модели;</text:span></text:p>
      <text:p text:style-name="P31"><text:span text:style-name="T43"><text:tab/>.</text:span><text:span text:style-name="T145">on({ “change:<text:tab/>title”: changeTitleHandler }) - </text:span><text:span text:style-name="T47">повесить обработчик события на </text:span><text:span text:style-name="T146">change </text:span><text:span text:style-name="T47">на свойство модели </text:span><text:span text:style-name="T146">title</text:span><text:span text:style-name="T45"> </text:span><text:span text:style-name="T147">( once – </text:span><text:span text:style-name="T48">для вызова события один раз</text:span><text:span text:style-name="T147"> );</text:span></text:p>
      <text:p text:style-name="P32"><text:span text:style-name="T60"><text:tab/></text:span><text:span text:style-name="T161">.pick('property1') – </text:span><text:span text:style-name="T61">скопирует объект, и оставит в нем только это свойство;</text:span></text:p>
      <text:p text:style-name="P32"><text:span text:style-name="T61"><text:tab/></text:span><text:span text:style-name="T162">.emit('property1') – </text:span><text:span text:style-name="T61">вернет копию объекта, но избавит его от свойств </text:span><text:span text:style-name="T162">property1;</text:span></text:p>
      <text:p text:style-name="P32"><text:tab/><text:span text:style-name="T163">.keys() - </text:span><text:span text:style-name="T62">вернет массив </text:span><text:span text:style-name="T163">property </text:span><text:span text:style-name="T62">модели;</text:span></text:p>
      <text:p text:style-name="P32"><text:span text:style-name="T62"><text:tab/></text:span><text:span text:style-name="T163">.values() - </text:span><text:span text:style-name="T62">вернет массив значений модели;</text:span></text:p>
      <text:p text:style-name="P32"><text:span text:style-name="T62"><text:tab/>.</text:span><text:span text:style-name="T164">pairs() - </text:span><text:span text:style-name="T63">создать пары </text:span><text:span text:style-name="T64">массив</text:span><text:span text:style-name="T65">ами</text:span><text:span text:style-name="T63"> свойство — значение модели;</text:span></text:p>
      <text:p text:style-name="P32"><text:span text:style-name="T63"><text:tab/>.</text:span><text:span text:style-name="T165">invert() - </text:span><text:span text:style-name="T66">вернет объект с перевернутыми парами где свойство будет значением, а значение свойством;</text:span></text:p>
      <text:p text:style-name="P30"/>
      <text:p text:style-name="P6"><text:span text:style-name="T19">####################### <text:s text:c="2"/></text:span><text:span text:style-name="T26">Вид</text:span><text:span text:style-name="T19"> <text:s text:c="2"/>#######################</text:span></text:p>
      <text:p text:style-name="P34">View.extend({</text:p>
      <text:p text:style-name="P34"><text:tab/>el: 'htmlSelector' // <text:span text:style-name="T1">если указан элемент то создаем ссылку на уже существующий селектор;</text:span></text:p>
      <text:p text:style-name="P34"><text:span text:style-name="T1"><text:tab/></text:span>tagName: 'tagName' // <text:span text:style-name="T1">название </text:span><text:span text:style-name="T110">тэга на</text:span><text:span text:style-name="T1"> </text:span><text:span text:style-name="T27">э</text:span><text:span text:style-name="T1">лементе который мы хотим создать;</text:span></text:p>
      <text:p text:style-name="P34"><text:span text:style-name="T1"><text:tab/></text:span>id: '<text:span text:style-name="T127">some-id'</text:span> // <text:span text:style-name="T1">создаем </text:span>id<text:span text:style-name="T1"> на </text:span><text:span text:style-name="T27">новом</text:span><text:span text:style-name="T1"> элементе;</text:span></text:p>
      <text:p text:style-name="P34"><text:span text:style-name="T1"><text:tab/></text:span><text:span text:style-name="T127">className: 'some-class' // </text:span><text:span text:style-name="T27">создаем класс на новом элементе;</text:span></text:p>
      <text:p text:style-name="P34"><text:span text:style-name="T27"><text:tab/></text:span><text:span text:style-name="T128">attributes: { attribute: value } // </text:span><text:span text:style-name="T28">создать атрибуты на элементе;</text:span></text:p>
      <text:p text:style-name="P35"><text:span text:style-name="T28"><text:tab/></text:span><text:span text:style-name="T134">events: {</text:span></text:p>
      <text:p text:style-name="P35"><text:tab/><text:tab/><text:span text:style-name="T134">'click': 'handler' // </text:span><text:span text:style-name="T35">выполнить метод с названием <text:s/></text:span><text:span text:style-name="T134">handler </text:span><text:span text:style-name="T35">при клике на </text:span><text:span text:style-name="T134">el;</text:span></text:p>
      <text:p text:style-name="P35"><text:tab/><text:tab/><text:span text:style-name="T134">'dblclick button': 'dblclickHandler' // </text:span><text:span text:style-name="T35">выполнить </text:span><text:span text:style-name="T134">dblclickHandler </text:span><text:span text:style-name="T35">при клике на элемент </text:span><text:span text:style-name="T134">button </text:span><text:span text:style-name="T35">как селектор </text:span><text:span text:style-name="T134">'el button';</text:span></text:p>
      <text:p text:style-name="P37"><text:tab/>}</text:p>
      <text:p text:style-name="P36"><text:span text:style-name="T28"><text:tab/></text:span><text:span text:style-name="T132">render: function() {</text:span></text:p>
      <text:p text:style-name="P36"><text:tab/><text:tab/><text:span text:style-name="T133">this.$el.html(this.model.toJSON()); // </text:span><text:span text:style-name="T34">элементарная функция рендеринга;</text:span></text:p>
      <text:p text:style-name="P36"><text:span text:style-name="T132"><text:tab/>} - </text:span><text:span text:style-name="T33">прогнать модель и сформировать её в думе, рендеринг модели;</text:span></text:p>
      <text:p text:style-name="P34">}) - <text:span text:style-name="T28">помимо стандартных значений вид также может принимать функции, которые возвращают значения;</text:span></text:p>
      <text:p text:style-name="P38">new View.extend(</text:p>
      <text:p text:style-name="P38"><text:tab/>className: 'some-class' // <text:span text:style-name="T1">добавить атрибуты после;</text:span></text:p>
      <text:p text:style-name="P38">) - <text:span text:style-name="T29">инициализировать вид, </text:span><text:span text:style-name="T30">свойства:</text:span></text:p>
      <text:p text:style-name="P38"><text:span text:style-name="T30"><text:tab/>.</text:span><text:span text:style-name="T129">el – </text:span><text:span text:style-name="T30">ссылка на текущий элемент модели;</text:span></text:p>
      <text:p text:style-name="P38"><text:span text:style-name="T30"><text:tab/>.</text:span><text:span text:style-name="T130">$el – </text:span><text:span text:style-name="T31">ссылка </text:span><text:span text:style-name="T130">jQuery обертки</text:span><text:span text:style-name="T31"> на текущий объект </text:span><text:span text:style-name="T130">$el эквивалентно</text:span><text:span text:style-name="T31"> </text:span><text:span text:style-name="T130">$(element);</text:span></text:p>
      <text:p text:style-name="P38"><text:tab/>.<text:span text:style-name="T130">$() – $(selector) </text:span><text:span text:style-name="T31">аналогично .</text:span><text:span text:style-name="T130">$(element).find('selector');</text:span></text:p>
      <text:p text:style-name="P38"><text:tab/>.<text:span text:style-name="T131">setElement(element) – </text:span><text:span text:style-name="T32">записать или перезаписать элемент модели;</text:span></text:p>
      <text:p text:style-name="P41"><text:span text:style-name="T32"><text:tab/>.</text:span><text:span text:style-name="T183">remove() - </text:span><text:span text:style-name="T92">удаляет представление из </text:span><text:span text:style-name="T183">DOM, </text:span><text:span text:style-name="T92">после чего вызывает stopListening</text:span><text:span text:style-name="T183">();</text:span></text:p>
      <text:p text:style-name="P38"/>
      <text:p text:style-name="P7"><text:span text:style-name="T19">###################### <text:s text:c="2"/></text:span><text:span text:style-name="T36">Коллекции</text:span><text:span text:style-name="T19"> <text:s text:c="2"/>######################</text:span></text:p>
      <text:p text:style-name="P42">Collection.extend({</text:p>
      <text:p text:style-name="P42"><text:tab/><text:span text:style-name="T135">model: SomeModel</text:span></text:p>
      <text:p text:style-name="P42">}) - <text:span text:style-name="T37">создать новую коллекцию с моделью </text:span><text:span text:style-name="T135">SomeModel;</text:span></text:p>
      <text:p text:style-name="P43">new Collection.extend()({ name: 'someName', <text:span text:style-name="T137">id: 1</text:span> }/[ { name: 'differentName', <text:span text:style-name="T137">id: 1</text:span> }, <text:soft-page-break/>{ name: 'externalName', <text:span text:style-name="T137">id: 2</text:span> } ]) - <text:span text:style-name="T1">инициализировать коллекцию со своим набором, </text:span><text:span text:style-name="T39">где </text:span><text:span text:style-name="T139">id </text:span><text:span text:style-name="T39">единицы с одинаковым </text:span><text:span text:style-name="T139">id </text:span><text:span text:style-name="T39">не могут повторятся</text:span><text:span text:style-name="T1">;</text:span></text:p>
      <text:p text:style-name="P43"><text:span text:style-name="T1"><text:tab/>.</text:span>add({ name: 'newName', <text:span text:style-name="T138">id: 1</text:span> }/<text:span text:style-name="T136">[{ name: 'newName1', id: 1 }, { name: 'newName2', id:2 }]</text:span><text:span text:style-name="T39">, </text:span><text:span text:style-name="T139">{ merge: true }</text:span>) - <text:span text:style-name="T38">добавить в коллекцию новые единицы, </text:span><text:span text:style-name="T40">если </text:span><text:span text:style-name="T140">merge </text:span><text:span text:style-name="T40">равно </text:span><text:span text:style-name="T140">true, </text:span><text:span text:style-name="T40">то замещаем старую единицы в коллекции новой;</text:span></text:p>
      <text:p text:style-name="P44"><text:span text:style-name="T40"><text:tab/></text:span><text:span text:style-name="T41">.</text:span><text:span text:style-name="T141">remove(</text:span>{ name: 'newName', <text:span text:style-name="T138">id: 1</text:span> }/<text:span text:style-name="T136">[{ name: 'newName1', id: 1 }, { name: 'newName2', id:2 }]) - </text:span><text:span text:style-name="T41">удалить элементы из коллекции;</text:span></text:p>
      <text:p text:style-name="P44"><text:span text:style-name="T41"><text:tab/>.</text:span><text:span text:style-name="T142">get(id) – </text:span><text:span text:style-name="T42">получить единицу коллекции по </text:span><text:span text:style-name="T142">id;</text:span></text:p>
      <text:p text:style-name="P44"><text:tab/>.<text:span text:style-name="T148">set([</text:span><text:span text:style-name="T149"> new collection</text:span><text:span text:style-name="T148"> ], { eventName: false }) - </text:span><text:span text:style-name="T49">выполняет слияние с текущей коллекцией, вызывая при этом повещенные события обработчики, </text:span><text:span text:style-name="T50">можно отключать особые события вторым аргументом</text:span><text:span text:style-name="T49">;</text:span></text:p>
      <text:p text:style-name="P44"><text:tab/>.<text:span text:style-name="T144">on(“add”/”change”/”change:title”/”reset”, function() {}) - </text:span><text:span text:style-name="T44">прослушивать событие добавления единицы в коллекцию / </text:span><text:span text:style-name="T45">перезапись титлов добавленной ед</text:span><text:span text:style-name="T46">и</text:span><text:span text:style-name="T45">ницы </text:span><text:span text:style-name="T147">( once – </text:span><text:span text:style-name="T48">для вызова события один раз</text:span><text:span text:style-name="T147"> )</text:span><text:span text:style-name="T44">;</text:span></text:p>
      <text:p text:style-name="P33"><text:tab/>.sortedBy(function(item) { return item.n; }) - <text:span text:style-name="T1">отсортирует модель по свойству </text:span>n <text:span text:style-name="T1">системе </text:span>abc;</text:p>
      <text:p text:style-name="P33"><text:tab/>.<text:span text:style-name="T151">map(function(item) { return “some ” + item }) - </text:span><text:span text:style-name="T51">вернет новый массив </text:span><text:span text:style-name="T52">заполненный</text:span><text:span text:style-name="T51"> значениями этой коллекции;</text:span></text:p>
      <text:p text:style-name="P33"><text:span text:style-name="T51"><text:tab/>.</text:span><text:span text:style-name="T152">max/min(function(model) { return model.id; }) - </text:span><text:span text:style-name="T52">вернуть из набора модель с наибольшим/наименьшим значением;</text:span></text:p>
      <text:p text:style-name="P33"><text:span text:style-name="T52"><text:tab/>.</text:span><text:span text:style-name="T153">pluck('title') – </text:span><text:span text:style-name="T53">вернет массив значений </text:span><text:span text:style-name="T154">title</text:span><text:span text:style-name="T53"> из этой коллекции;</text:span></text:p>
      <text:p text:style-name="P33"><text:span text:style-name="T53"><text:tab/></text:span><text:span text:style-name="T54">.</text:span><text:span text:style-name="T155">filter(function(item) { if (item.title.length &gt; 6) return true; }) - </text:span><text:span text:style-name="T55">фильтр на коллекцию моделей, возвращает массив из моделей для которых было возвращено </text:span><text:span text:style-name="T156">true;</text:span></text:p>
      <text:p text:style-name="P33"><text:tab/>.<text:span text:style-name="T157">indexOf(modelItem) – </text:span><text:span text:style-name="T56">вернет индекс модели в коллекции;</text:span></text:p>
      <text:p text:style-name="P33"><text:span text:style-name="T56"><text:tab/></text:span><text:span text:style-name="T57">.</text:span><text:span text:style-name="T158">some(function(model) { return model.cid === “c1” }) - </text:span><text:span text:style-name="T57">если хоть одна ед</text:span><text:span text:style-name="T58">и</text:span><text:span text:style-name="T57">ница со свойством из модели совпадает возвращает </text:span><text:span text:style-name="T158">true;</text:span></text:p>
      <text:p text:style-name="P33"><text:tab/>.<text:span text:style-name="T159">size()/length – </text:span><text:span text:style-name="T59">вернет размер коллекции;</text:span></text:p>
      <text:p text:style-name="P33"><text:span text:style-name="T59"><text:tab/></text:span><text:span text:style-name="T60">.</text:span><text:span text:style-name="T160">groupBy('property') – </text:span><text:span text:style-name="T60">сгруп</text:span><text:span text:style-name="T67">п</text:span><text:span text:style-name="T60">ировать массив объектов по одинаковым значениям </text:span><text:span text:style-name="T160">свойcтва</text:span><text:span text:style-name="T60"> </text:span><text:span text:style-name="T160">property</text:span><text:span text:style-name="T60">;</text:span></text:p>
      <text:p text:style-name="P33"><text:span text:style-name="T60"><text:tab/>.</text:span><text:span text:style-name="T166">chain() - </text:span><text:span text:style-name="T67">обертка стандартного объекта </text:span><text:span text:style-name="T166">underscore </text:span><text:span text:style-name="T68">который вешает весь функционал данной коллекции и возвращает себя же, что позволяет создавать цепочки;</text:span></text:p>
      <text:p text:style-name="P33"><text:span text:style-name="T68"><text:tab/>.</text:span><text:span text:style-name="T191">create({ modelProperty: someValue }, { wait: false/true }) - </text:span><text:span text:style-name="T103">создать и сразу же на сервере и в коллекции один </text:span><text:span text:style-name="T104">э</text:span><text:span text:style-name="T103">кземпляр модели, </text:span><text:span text:style-name="T105">передаем </text:span><text:span text:style-name="T192">wait </text:span><text:span text:style-name="T105">вторым параметром, если нужно подождать ответа от сервера перед тем, как сохранять в коллекции</text:span><text:span text:style-name="T103">;</text:span></text:p>
      <text:p text:style-name="P33"/>
      <text:p text:style-name="P8"><text:span text:style-name="T19">####################### <text:s text:c="2"/></text:span><text:span text:style-name="T69">R</text:span><text:span text:style-name="T167">ESTfull</text:span><text:span text:style-name="T19"> <text:s text:c="2"/>#######################</text:span></text:p>
      <text:p text:style-name="P45">Backbone.Collection.extend({</text:p>
      <text:p text:style-name="P45"><text:tab/>model: SomeModel,</text:p>
      <text:p text:style-name="P45"><text:tab/>url: 'some/url'</text:p>
      <text:p text:style-name="P45">}) - <text:span text:style-name="T1">создать конфигурацию для коллекции;</text:span></text:p>
      <text:p text:style-name="P46"><text:span text:style-name="T1"><text:tab/>.</text:span>fetch() - <text:span text:style-name="T1">загрузить коллекцию из сервера </text:span><text:span text:style-name="T70">по урлу </text:span><text:span text:style-name="T168">some/url</text:span><text:span text:style-name="T1">;</text:span></text:p>
      <text:p text:style-name="P45"><text:span text:style-name="T1"><text:tab/></text:span><text:span text:style-name="T169">model.save(, { </text:span><text:span text:style-name="T71">pat</text:span><text:span text:style-name="T77">с</text:span><text:span text:style-name="T71">h</text:span><text:span text:style-name="T169">: true }) - </text:span><text:span text:style-name="T71">сохранить модель на сервере </text:span><text:span text:style-name="T72">с помощью метода </text:span><text:span text:style-name="T170">PUT</text:span><text:span text:style-name="T71"> ( для начала отделяем единицу коллекции по айди, потом изменяем её с помощью </text:span><text:span text:style-name="T169">set </text:span><text:span text:style-name="T71">и после этого всего отправляем ), </text:span><text:span text:style-name="T76">если pat</text:span><text:span text:style-name="T77">с</text:span><text:span text:style-name="T76">h</text:span><text:span text:style-name="T173"> </text:span><text:span text:style-name="T76">установлен, то сделает лишь частичное обновление данных </text:span><text:span text:style-name="T77">( т.е. в объекте со свойствами </text:span><text:span text:style-name="T174">a, b, </text:span><text:span text:style-name="T77">мы попросим обновить скажем лишь </text:span><text:span text:style-name="T174">a, </text:span><text:span text:style-name="T77">установив в него новое значение и указав параметр </text:span><text:span text:style-name="T174">patch</text:span><text:span text:style-name="T77"> )</text:span><text:span text:style-name="T71">;</text:span></text:p>
      <text:p text:style-name="P45"><text:soft-page-break/><text:span text:style-name="T71"><text:tab/></text:span><text:span text:style-name="T169">model.create({ </text:span><text:span text:style-name="T150">new item</text:span><text:span text:style-name="T169"> }) - </text:span><text:span text:style-name="T72">создать </text:span><text:span text:style-name="T73">новую ед</text:span><text:span text:style-name="T74">и</text:span><text:span text:style-name="T73">ницу коллекции, добавить её в коллекцию и отправить на сервер методом </text:span><text:span text:style-name="T171">POST;</text:span></text:p>
      <text:p text:style-name="P45"><text:tab/><text:span text:style-name="T172">model.destroy() - </text:span><text:span text:style-name="T75">удалить единицу из коллекции и из сервера;</text:span></text:p>
      <text:p text:style-name="P45"><text:span text:style-name="T75"><text:tab/>.</text:span><text:span text:style-name="T193">filter(function(a) { return true/false; }) - </text:span><text:span text:style-name="T106">проходит по коллекции и возвращает массив из значений, для которых возвращает </text:span><text:span text:style-name="T193">true;</text:span></text:p>
      <text:p text:style-name="P45"><text:tab/>.<text:span text:style-name="T194">without(array, n) – </text:span><text:span text:style-name="T107">возвращает массив без </text:span><text:span text:style-name="T195">n;</text:span></text:p>
      <text:p text:style-name="P45"><text:tab/>.<text:span text:style-name="T196">last() - </text:span><text:span text:style-name="T108">вернет последнюю ед</text:span><text:span text:style-name="T109">и</text:span><text:span text:style-name="T108">ницу из коллекции;</text:span></text:p>
      <text:p text:style-name="P45"/>
      <text:p text:style-name="P9"><text:span text:style-name="T19">####################### <text:s text:c="2"/></text:span><text:span text:style-name="T78">E</text:span><text:span text:style-name="T175">VENT</text:span><text:span text:style-name="T19"> <text:s text:c="2"/>######################</text:span></text:p>
      <text:p text:style-name="P47">Backbone.Events – <text:span text:style-name="T79">объект обработки событий;</text:span></text:p>
      <text:p text:style-name="P47"><text:span text:style-name="T79"><text:tab/>.</text:span><text:span text:style-name="T176">on</text:span><text:span text:style-name="T81">(</text:span><text:span text:style-name="T176">'eventName:eventType', function(data) {}) - </text:span><text:span text:style-name="T80">события можно сделать двухуровневыми, для этого вторым параметром <text:s/>нужно передать тип подсобытия;</text:span></text:p>
      <text:p text:style-name="P47"><text:span text:style-name="T80"><text:tab/><text:tab/></text:span><text:span text:style-name="T178">'all' – </text:span><text:span text:style-name="T83">установить обработчик события абсолютно на все события на этом объекте;</text:span></text:p>
      <text:p text:style-name="P48"><text:span text:style-name="T80"><text:tab/></text:span><text:span text:style-name="T81">.</text:span><text:span text:style-name="T177">trigger('eventName:eventType eventName', data) – </text:span><text:span text:style-name="T82">спровоцировать событие, и передать туда вторым параметром данные </text:span><text:span text:style-name="T180">( </text:span><text:span text:style-name="T88">можно спровоцировать несколько событий, записав их в одну строку</text:span><text:span text:style-name="T180"> )</text:span><text:span text:style-name="T82">;</text:span></text:p>
      <text:p text:style-name="P48"><text:span text:style-name="T83"><text:tab/>.</text:span><text:span text:style-name="T84">off('eventName:eventType', </text:span><text:span text:style-name="T179">handler</text:span><text:span text:style-name="T84">) — </text:span><text:span text:style-name="T85">убрать обработчик события, </text:span><text:span text:style-name="T86">или особый обработчик в случае </text:span><text:span text:style-name="T87">связки событий</text:span><text:span text:style-name="T85">;</text:span></text:p>
      <text:p text:style-name="P48"><text:span text:style-name="T85"><text:tab/>.</text:span><text:span text:style-name="T181">listenTo(obj, 'eventName', handler) – </text:span><text:span text:style-name="T89">поставить прослушивание события у объекта </text:span><text:span text:style-name="T182">obj;</text:span></text:p>
      <text:p text:style-name="P49"><text:tab/>.<text:span text:style-name="T182">stopListening() - </text:span><text:span text:style-name="T89">остановить прослушивание событий;</text:span></text:p>
      <text:p text:style-name="P39"><text:span text:style-name="T32"><text:tab/>.</text:span><text:span text:style-name="T90">remove() - удалить всех набл</text:span><text:span text:style-name="T91">ю</text:span><text:span text:style-name="T90">дателей с модели;</text:span></text:p>
      <text:p text:style-name="P39"/>
      <text:p text:style-name="P10"><text:span text:style-name="T19">####################### <text:s text:c="2"/></text:span><text:span text:style-name="T184">ROUTE</text:span><text:span text:style-name="T19"> <text:s text:c="2"/>######################</text:span></text:p>
      <text:p text:style-name="P50">Router.extend({</text:p>
      <text:p text:style-name="P50"><text:tab/>routes: {</text:p>
      <text:p text:style-name="P50"><text:tab/><text:tab/>“some-url/:someFirstQuery/some-utl:someSecondQuery”: “someHandler” // <text:span text:style-name="T95">где </text:span><text:span text:style-name="T186">url </text:span><text:span text:style-name="T95">получится вида </text:span><text:span text:style-name="T186">some-url/first/some-utl:second </text:span><text:span text:style-name="T96">и на что вызовет обработчик события </text:span><text:span text:style-name="T187">someHandler </text:span><text:span text:style-name="T97">с параметрами внутри</text:span><text:span text:style-name="T187">;</text:span></text:p>
      <text:p text:style-name="P50"><text:tab/>},</text:p>
      <text:p text:style-name="P51"><text:tab/><text:span text:style-name="T185">someHandler: function (someFirstQuery, someSecondQuery) {</text:span></text:p>
      <text:p text:style-name="P51"><text:span text:style-name="T185"><text:tab/><text:tab/>this.navigate('some-url/eee', { trigger: true }); // </text:span><text:span text:style-name="T98">перенаправить на другой адрес, </text:span><text:span text:style-name="T100">указываем </text:span><text:span text:style-name="T189">trigger, </text:span><text:span text:style-name="T100">если хотим, чтобы отдельно вызывался обработчик события с адреса, из которого мы пер</text:span><text:span text:style-name="T101">е</text:span><text:span text:style-name="T100">ходим на другой</text:span><text:span text:style-name="T98">;</text:span></text:p>
      <text:p text:style-name="P52"><text:tab/>}</text:p>
      <text:p text:style-name="P50">}) - <text:span text:style-name="T93">создать элементарны</text:span><text:span text:style-name="T94">е настройки</text:span><text:span text:style-name="T93"> роутинга;</text:span></text:p>
      <text:p text:style-name="P50"><text:span text:style-name="T93"><text:tab/>.</text:span><text:span text:style-name="T188">navigate('some-url') – </text:span><text:span text:style-name="T99">перенаправить на </text:span><text:span text:style-name="T188">some-url;</text:span></text:p>
      <text:p text:style-name="P53"><text:span text:style-name="T93">Backbone.history.start() - </text:span><text:span text:style-name="T1">запустить обработку истории в браузере;</text:span></text:p>
      <text:p text:style-name="P40"/>
      <text:p text:style-name="P11"><text:span text:style-name="T19">####################### <text:s text:c="2"/></text:span><text:span text:style-name="T102">S</text:span><text:span text:style-name="T190">YNC</text:span><text:span text:style-name="T19"> <text:s text:c="2"/>######################</text:span></text:p>
      <text:p text:style-name="P54">Backbone.emulateHTTP/JSON – <text:span text:style-name="T1">выставить в </text:span>true <text:span text:style-name="T1">для настроек, если сервер не поддерживает </text:span>PUT, DELETE/JSON;</text:p>
      <text:p text:style-name="P55">Backbone.sync – <text:span text:style-name="T1">основные настройки сервиса общения с </text:span>back-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6H27M8S</meta:editing-duration>
    <meta:editing-cycles>174</meta:editing-cycles>
    <meta:generator>LibreOffice/4.2.4.2$Windows_x86 LibreOffice_project/63150712c6d317d27ce2db16eb94c2f3d7b699f8</meta:generator>
    <dc:date>2014-07-12T21:31:12.052000000</dc:date>
    <meta:document-statistic meta:table-count="0" meta:image-count="0" meta:object-count="0" meta:page-count="4" meta:paragraph-count="132" meta:word-count="1137" meta:character-count="9047" meta:non-whitespace-character-count="7832"/>
    <meta:user-defined meta:name="Info 1"/>
    <meta:user-defined meta:name="Info 2"/>
    <meta:user-defined meta:name="Info 3"/>
    <meta:user-defined meta:name="Info 4"/>
  </office:meta>
</office:document-meta>
</file>